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3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A9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5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5" style:family="table-cell">
      <style:table-cell-properties fo:background-color="#ffffff" fo:padding="0cm" fo:border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fo:letter-spacing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1">TERMINOS Y CONDICIONES DE RESPONSABILIDAD</text:p>
          </table:table-cell>
        </table:table-row>
        <table:table-row>
          <table:table-cell table:style-name="Tabla2.A2" office:value-type="float" office:value="0">
            <text:p text:style-name="P7"><text:span text:style-name="T3">GENETICA AVICOLA</text:span>: Entrega el pedido de aves bb vivas en buen estado y embaladas en cajas de carton a la empresa de Transporte Terrestre en Lima, autorizado por el Cliente. </text:p>
            <text:p text:style-name="P7"/>
            <text:p text:style-name="P7">El <text:span text:style-name="T3">CLIENTE</text:span> acepta y es responsable de las condiciones de traslado desde Lima hasta la provincia (ciudad) donde reside. </text:p>
            <text:p text:style-name="P7"/>
            <text:p text:style-name="P7">El <text:span text:style-name="T3">CLIENTE</text:span> deberá verificar en la empresa de Transporte Terrestre que las aves bb vivas que ha recibido se encuentren en optimas condiciones. </text:p>
            <text:p text:style-name="P7"/>
            <text:p text:style-name="P7"><text:span text:style-name="T3">GENETICA AVICOLA: Queda fuera de responsabilidad por demoras, deterioros, mermas, etc. que sean ocasionadas por la empresa de Transporte Terrestre.</text:span></text:p>
            <text:p text:style-name="P7"><text:span text:style-name="T3"/></text:p>
            <text:p text:style-name="P7">Luego de <text:s/>haber <text:s/>leído <text:s/>los <text:s/>Términos <text:s/>y <text:s/>Condiciones <text:s/>de <text:s/>Responsabilidad <text:s/>el <text:span text:style-name="T3">CLIENTE</text:span> <text:s/>acepta <text:s/>conforme <text:s/>lo <text:s/>establecido <text:s/>por <text:s/>la <text:s/>empresa <text:s/><text:span text:style-name="T3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10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8">Fecha de Emisión: </text:p>
          </table:table-cell>
          <table:table-cell table:style-name="Tabla1.B2" office:value-type="string">
            <text:p text:style-name="P9">21/07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3" office:value-type="string">
            <text:p text:style-name="P1">GONZALES AGUADO, JOHNNY HILDEMAR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3" office:value-type="string">
            <text:p text:style-name="P1">CAÑETE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3" office:value-type="string">
            <text:p text:style-name="P13"><text:span text:style-name="T2">23/07/2021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3" office:value-type="string">
            <text:p text:style-name="P1">GONZALES AGUADO, JOHNNY HILDEMARO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9" office:value-type="float" office:value="0">
            <text:p text:style-name="P3">Total de Cajas:</text:p>
          </table:table-cell>
          <table:table-cell table:style-name="Tabla1.B9" office:value-type="string">
            <text:p text:style-name="P4">1</text:p>
          </table:table-cell>
        </table:table-row>
        <table:table-row>
          <table:table-cell table:style-name="Tabla1.A2" office:value-type="float" office:value="0">
            <text:p text:style-name="P1">PATO BB PEKIN:</text:p>
          </table:table-cell>
          <table:table-cell table:style-name="Tabla1.B3" office:value-type="string">
            <text:p text:style-name="P1">8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1">:</text:p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5">
            <text:p text:style-name="P3"/>
          </table:table-cell>
          <table:table-cell table:style-name="Tabla1.B15" office:value-type="string">
            <text:p text:style-name="P1"/>
          </table:table-cell>
        </table:table-row>
        <table:table-row>
          <table:table-cell table:style-name="Tabla1.A9" office:value-type="float" office:value="0">
            <text:p text:style-name="P3">Transporte:</text:p>
          </table:table-cell>
          <table:table-cell table:style-name="Tabla1.B16" office:value-type="string">
            <text:p text:style-name="P1">ECONOFLETE</text:p>
          </table:table-cell>
        </table:table-row>
        <table:table-row>
          <table:table-cell table:style-name="Tabla1.A7" office:value-type="float" office:value="0">
            <text:p text:style-name="P3">Fecha de Entrega <text:s/>(Por confirmar):</text:p>
          </table:table-cell>
          <table:table-cell table:style-name="Tabla1.B14" office:value-type="string">
            <text:p text:style-name="P1">23/07/2021</text:p>
          </table:table-cell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3T20:45:05</dc:date>
    <meta:editing-duration>P10DT14H43M37S</meta:editing-duration>
    <meta:editing-cycles>16</meta:editing-cycles>
    <meta:generator>OpenOffice/4.1.10$Win32 OpenOffice.org_project/4110m2$Build-9807</meta:generator>
    <meta:document-statistic meta:table-count="2" meta:image-count="1" meta:object-count="0" meta:page-count="1" meta:paragraph-count="35" meta:word-count="168" meta:character-count="1506"/>
  </office:meta>
</office:document-meta>
</file>